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4.697cm"/>
    </style:style>
    <style:style style:name="ro1" style:family="table-row">
      <style:table-row-properties style:row-height="0.517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4">
        <office:forms form:automatic-focus="false" form:apply-design-mode="false"/>
        <table:table-column table:style-name="co3" table:default-cell-style-name="ce3"/>
        <table:table-column table:style-name="co2" table:number-columns-repeated="16383" table:default-cell-style-name="Default"/>
        <table:table-row table:style-name="ro1">
          <table:table-cell table:style-name="ce1" table:number-columns-repeated="5"/>
          <table:table-cell table:style-name="ce2" office:value-type="string" calcext:value-type="string">
            <text:p>PLAN DE TESORERÍA</text:p>
          </table:table-cell>
          <table:table-cell table:style-name="ce1" table:number-columns-repeated="7"/>
          <table:table-cell table:number-columns-repeated="16371"/>
        </table:table-row>
        <table:table-row table:style-name="ro1">
          <table:table-cell table:style-name="ce1"/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ZO 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JUNIO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SEPTIEMBRE</text:p>
          </table:table-cell>
          <table:table-cell table:style-name="ce1" office:value-type="string" calcext:value-type="string">
            <text:p>OCTUBRE</text:p>
          </table:table-cell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<text:s/>DICIEMBRE</text:p>
          </table:table-cell>
          <table:table-cell table:style-name="ce5" office:value-type="string" calcext:value-type="string">
            <text:p>TOTAL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DE DINERO</text:p>
          </table:table-cell>
          <table:table-cell table:style-name="ce1" table:number-columns-repeated="12"/>
          <table:table-cell table:number-columns-repeated="16371"/>
        </table:table-row>
        <table:table-row table:style-name="ro1">
          <table:table-cell table:style-name="ce1" office:value-type="string" calcext:value-type="string">
            <text:p>CAPITAL SOCI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11"/>
          <table:table-cell table:style-name="ce3" table:formula="of:=SUM([.B4:.M4])" office:value-type="float" office:value="10000" calcext:value-type="float">
            <text:p>10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RÉSTAMO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table:number-columns-repeated="11"/>
          <table:table-cell table:style-name="ce3" table:formula="of:=SUM([.B5:.M5])" office:value-type="float" office:value="2500" calcext:value-type="float">
            <text:p>2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BVENCIONES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number-columns-repeated="11"/>
          <table:table-cell table:style-name="ce3" table:formula="of:=SUM([.B6:.M6])" office:value-type="float" office:value="5000" calcext:value-type="float">
            <text:p>5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NTAS</text:p>
          </table:table-cell>
          <table:table-cell table:style-name="ce4" office:value-type="float" office:value="2100" calcext:value-type="float">
            <text:p>2100</text:p>
          </table:table-cell>
          <table:table-cell table:number-columns-repeated="2" table:style-name="ce4" office:value-type="float" office:value="3000" calcext:value-type="float">
            <text:p>3000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3900" calcext:value-type="float">
            <text:p>3900</text:p>
          </table:table-cell>
          <table:table-cell table:style-name="ce3" table:formula="of:=SUM([.B7:.M7])" office:value-type="float" office:value="37200" calcext:value-type="float">
            <text:p>3720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8:.M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9:.M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ENTRADAS</text:p>
          </table:table-cell>
          <table:table-cell table:style-name="ce1" table:formula="of:=[.B4]+[.B5]+[.B6]+[.B7]+[.B8]" office:value-type="float" office:value="19600" calcext:value-type="float">
            <text:p>19600</text:p>
          </table:table-cell>
          <table:table-cell table:style-name="ce1" table:formula="of:=[.C4]+[.C5]+[.C6]+[.C7]+[.C8]" office:value-type="float" office:value="3000" calcext:value-type="float">
            <text:p>3000</text:p>
          </table:table-cell>
          <table:table-cell table:style-name="ce1" table:formula="of:=[.D4]+[.D5]+[.D6]+[.D7]+[.D8]" office:value-type="float" office:value="3000" calcext:value-type="float">
            <text:p>3000</text:p>
          </table:table-cell>
          <table:table-cell table:style-name="ce1" table:formula="of:=[.E4]+[.E5]+[.E6]+[.E7]+[.E8]" office:value-type="float" office:value="3300" calcext:value-type="float">
            <text:p>3300</text:p>
          </table:table-cell>
          <table:table-cell table:style-name="ce1" table:formula="of:=[.F4]+[.F5]+[.F6]+[.F7]+[.F8]" office:value-type="float" office:value="3600" calcext:value-type="float">
            <text:p>3600</text:p>
          </table:table-cell>
          <table:table-cell table:style-name="ce1" table:formula="of:=[.G4]+[.G5]+[.G6]+[.G7]+[.G8]" office:value-type="float" office:value="3900" calcext:value-type="float">
            <text:p>3900</text:p>
          </table:table-cell>
          <table:table-cell table:style-name="ce1" table:formula="of:=[.H4]+[.H5]+[.H6]+[.H7]+[.H8]" office:value-type="float" office:value="2700" calcext:value-type="float">
            <text:p>2700</text:p>
          </table:table-cell>
          <table:table-cell table:style-name="ce1" table:formula="of:=[.I4]+[.I5]+[.I6]+[.I7]+[.I8]" office:value-type="float" office:value="2100" calcext:value-type="float">
            <text:p>2100</text:p>
          </table:table-cell>
          <table:table-cell table:style-name="ce1" table:formula="of:=[.J4]+[.J5]+[.J6]+[.J7]+[.J8]" office:value-type="float" office:value="2700" calcext:value-type="float">
            <text:p>2700</text:p>
          </table:table-cell>
          <table:table-cell table:style-name="ce1" table:formula="of:=[.K4]+[.K5]+[.K6]+[.K7]+[.K8]" office:value-type="float" office:value="3300" calcext:value-type="float">
            <text:p>3300</text:p>
          </table:table-cell>
          <table:table-cell table:style-name="ce1" table:formula="of:=[.L4]+[.L5]+[.L6]+[.L7]+[.L8]" office:value-type="float" office:value="3600" calcext:value-type="float">
            <text:p>3600</text:p>
          </table:table-cell>
          <table:table-cell table:style-name="ce1" table:formula="of:=[.M4]+[.M5]+[.M6]+[.M7]+[.M8]" office:value-type="float" office:value="3900" calcext:value-type="float">
            <text:p>3900</text:p>
          </table:table-cell>
          <table:table-cell table:style-name="ce3" table:formula="of:=SUM([.B10:.M10])" office:value-type="float" office:value="54700" calcext:value-type="float">
            <text:p>5470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11:.M1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SALIDAS DE DINERO</text:p>
          </table:table-cell>
          <table:table-cell table:style-name="ce1" table:number-columns-repeated="12"/>
          <table:table-cell table:style-name="ce3" table:formula="of:=SUM([.B12:.M1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EVOLUCION PRESTAMO</text:p>
          </table:table-cell>
          <table:table-cell table:number-columns-repeated="12" table:style-name="ce1" office:value-type="float" office:value="20.83" calcext:value-type="float">
            <text:p>20,83</text:p>
          </table:table-cell>
          <table:table-cell table:style-name="ce3" table:formula="of:=SUM([.B13:.M13])" office:value-type="float" office:value="249.96" calcext:value-type="float">
            <text:p>249,96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LQUILER</text:p>
          </table:table-cell>
          <table:table-cell table:number-columns-repeated="12" table:style-name="ce1" office:value-type="float" office:value="1300" calcext:value-type="float">
            <text:p>1300</text:p>
          </table:table-cell>
          <table:table-cell table:style-name="ce3" table:formula="of:=SUM([.B14:.M14])" office:value-type="float" office:value="15600" calcext:value-type="float">
            <text:p>156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OBRAS ACONDICIONAM.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table:number-columns-repeated="11"/>
          <table:table-cell table:style-name="ce3" table:formula="of:=SUM([.B15:.M15])" office:value-type="float" office:value="6500" calcext:value-type="float">
            <text:p>6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ASTOS CONSTITUCION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table:number-columns-repeated="11"/>
          <table:table-cell table:style-name="ce3" table:formula="of:=SUM([.B16:.M16])" office:value-type="float" office:value="3500" calcext:value-type="float">
            <text:p>35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OBILIARIO</text:p>
          </table:table-cell>
          <table:table-cell table:style-name="ce1" table:number-columns-repeated="12"/>
          <table:table-cell table:style-name="ce3" table:formula="of:=SUM([.B17:.M17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QUINARIA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table:number-columns-repeated="11"/>
          <table:table-cell table:style-name="ce3" table:formula="of:=SUM([.B18:.M18])" office:value-type="float" office:value="3000" calcext:value-type="float">
            <text:p>3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table:number-columns-repeated="12"/>
          <table:table-cell table:style-name="ce3" table:formula="of:=SUM([.B19:.M1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EASING</text:p>
          </table:table-cell>
          <table:table-cell table:style-name="ce1" table:number-columns-repeated="12"/>
          <table:table-cell table:style-name="ce3" table:formula="of:=SUM([.B20:.M2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NTING</text:p>
          </table:table-cell>
          <table:table-cell table:number-columns-repeated="12" table:style-name="ce1" office:value-type="float" office:value="500" calcext:value-type="float">
            <text:p>500</text:p>
          </table:table-cell>
          <table:table-cell table:style-name="ce3" table:formula="of:=SUM([.B21:.M21])" office:value-type="float" office:value="6000" calcext:value-type="float">
            <text:p>6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EPARACIONES</text:p>
          </table:table-cell>
          <table:table-cell table:style-name="ce1" table:number-columns-repeated="6"/>
          <table:table-cell table:style-name="ce1" office:value-type="float" office:value="1000" calcext:value-type="float">
            <text:p>1000</text:p>
          </table:table-cell>
          <table:table-cell table:style-name="ce1" table:number-columns-repeated="5"/>
          <table:table-cell table:style-name="ce3" table:formula="of:=SUM([.B22:.M22])" office:value-type="float" office:value="1000" calcext:value-type="float">
            <text:p>1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OS</text:p>
          </table:table-cell>
          <table:table-cell table:style-name="ce1" table:number-columns-repeated="12"/>
          <table:table-cell table:style-name="ce3" table:formula="of:=SUM([.B23:.M23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12" table:style-name="ce1" office:value-type="float" office:value="50" calcext:value-type="float">
            <text:p>50</text:p>
          </table:table-cell>
          <table:table-cell table:style-name="ce3" table:formula="of:=SUM([.B24:.M24])" office:value-type="float" office:value="600" calcext:value-type="float">
            <text:p>6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UMINISTROS</text:p>
          </table:table-cell>
          <table:table-cell table:style-name="ce1" table:number-columns-repeated="12"/>
          <table:table-cell table:style-name="ce3" table:formula="of:=SUM([.B25:.M2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GURIDAD SOCIAL</text:p>
          </table:table-cell>
          <table:table-cell table:style-name="ce1" table:number-columns-repeated="12"/>
          <table:table-cell table:style-name="ce3" table:formula="of:=SUM([.B26:.M26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ERVICIOS PROFESIONALES</text:p>
          </table:table-cell>
          <table:table-cell table:style-name="ce1" table:number-columns-repeated="12"/>
          <table:table-cell table:style-name="ce3" table:formula="of:=SUM([.B27:.M27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EHICULOS</text:p>
          </table:table-cell>
          <table:table-cell table:style-name="ce1" table:number-columns-repeated="12"/>
          <table:table-cell table:style-name="ce3" table:formula="of:=SUM([.B28:.M28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ERCADERIAS</text:p>
          </table:table-cell>
          <table:table-cell table:style-name="ce1" table:number-columns-repeated="12"/>
          <table:table-cell table:style-name="ce3" table:formula="of:=SUM([.B29:.M29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TERIAS PRIMAS</text:p>
          </table:table-cell>
          <table:table-cell table:style-name="ce1" table:number-columns-repeated="12"/>
          <table:table-cell table:style-name="ce3" table:formula="of:=SUM([.B30:.M3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1:.M3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ALARIOS</text:p>
          </table:table-cell>
          <table:table-cell table:number-columns-repeated="12" table:style-name="ce1" office:value-type="float" office:value="1100" calcext:value-type="float">
            <text:p>1100</text:p>
          </table:table-cell>
          <table:table-cell table:style-name="ce3" table:formula="of:=SUM([.B32:.M32])" office:value-type="float" office:value="13200" calcext:value-type="float">
            <text:p>132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OTAL SALIDAS</text:p>
          </table:table-cell>
          <table:table-cell table:style-name="ce1" table:formula="of:=SUM([.B13:.B32])" office:value-type="float" office:value="15970.83" calcext:value-type="float">
            <text:p>15970,83</text:p>
          </table:table-cell>
          <table:table-cell table:style-name="ce1" table:formula="of:=SUM([.C13:.C32])" office:value-type="float" office:value="2970.83" calcext:value-type="float">
            <text:p>2970,83</text:p>
          </table:table-cell>
          <table:table-cell table:style-name="ce1" table:formula="of:=SUM([.D13:.D32])" office:value-type="float" office:value="2970.83" calcext:value-type="float">
            <text:p>2970,83</text:p>
          </table:table-cell>
          <table:table-cell table:style-name="ce1" table:formula="of:=SUM([.E13:.E32])" office:value-type="float" office:value="2970.83" calcext:value-type="float">
            <text:p>2970,83</text:p>
          </table:table-cell>
          <table:table-cell table:style-name="ce1" table:formula="of:=SUM([.F13:.F32])" office:value-type="float" office:value="2970.83" calcext:value-type="float">
            <text:p>2970,83</text:p>
          </table:table-cell>
          <table:table-cell table:style-name="ce1" table:formula="of:=SUM([.G13:.G32])" office:value-type="float" office:value="2970.83" calcext:value-type="float">
            <text:p>2970,83</text:p>
          </table:table-cell>
          <table:table-cell table:style-name="ce1" table:formula="of:=SUM([.H13:.H32])" office:value-type="float" office:value="3970.83" calcext:value-type="float">
            <text:p>3970,83</text:p>
          </table:table-cell>
          <table:table-cell table:style-name="ce1" table:formula="of:=SUM([.I13:.I32])" office:value-type="float" office:value="2970.83" calcext:value-type="float">
            <text:p>2970,83</text:p>
          </table:table-cell>
          <table:table-cell table:style-name="ce1" table:formula="of:=SUM([.J13:.J32])" office:value-type="float" office:value="2970.83" calcext:value-type="float">
            <text:p>2970,83</text:p>
          </table:table-cell>
          <table:table-cell table:style-name="ce1" table:formula="of:=SUM([.K13:.K32])" office:value-type="float" office:value="2970.83" calcext:value-type="float">
            <text:p>2970,83</text:p>
          </table:table-cell>
          <table:table-cell table:style-name="ce1" table:formula="of:=SUM([.L13:.L32])" office:value-type="float" office:value="2970.83" calcext:value-type="float">
            <text:p>2970,83</text:p>
          </table:table-cell>
          <table:table-cell table:style-name="ce1" table:formula="of:=SUM([.M13:.M32])" office:value-type="float" office:value="2970.83" calcext:value-type="float">
            <text:p>2970,83</text:p>
          </table:table-cell>
          <table:table-cell table:style-name="ce3" table:formula="of:=SUM([.B33:.M33])" office:value-type="float" office:value="49649.96" calcext:value-type="float">
            <text:p>49649,96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4:.M34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style-name="ce3" table:formula="of:=SUM([.B35:.M35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ENTRADAS - SALIDAS</text:p>
          </table:table-cell>
          <table:table-cell table:style-name="ce1" table:formula="of:=[.B10]-[.B33]" office:value-type="float" office:value="3629.17" calcext:value-type="float">
            <text:p>3629,17</text:p>
          </table:table-cell>
          <table:table-cell table:style-name="ce1" table:formula="of:=[.C10]-[.C33]" office:value-type="float" office:value="29.1700000000001" calcext:value-type="float">
            <text:p>29,1700000000001</text:p>
          </table:table-cell>
          <table:table-cell table:style-name="ce1" table:formula="of:=[.D10]-[.D33]" office:value-type="float" office:value="29.1700000000001" calcext:value-type="float">
            <text:p>29,1700000000001</text:p>
          </table:table-cell>
          <table:table-cell table:style-name="ce1" table:formula="of:=[.E10]-[.E33]" office:value-type="float" office:value="329.17" calcext:value-type="float">
            <text:p>329,17</text:p>
          </table:table-cell>
          <table:table-cell table:style-name="ce1" table:formula="of:=[.F10]-[.F33]" office:value-type="float" office:value="629.17" calcext:value-type="float">
            <text:p>629,17</text:p>
          </table:table-cell>
          <table:table-cell table:style-name="ce1" table:formula="of:=[.G10]-[.G33]" office:value-type="float" office:value="929.17" calcext:value-type="float">
            <text:p>929,17</text:p>
          </table:table-cell>
          <table:table-cell table:style-name="ce1" table:formula="of:=[.H10]-[.H33]" office:value-type="float" office:value="-1270.83" calcext:value-type="float">
            <text:p>-1270,83</text:p>
          </table:table-cell>
          <table:table-cell table:style-name="ce1" table:formula="of:=[.I10]-[.I33]" office:value-type="float" office:value="-870.83" calcext:value-type="float">
            <text:p>-870,83</text:p>
          </table:table-cell>
          <table:table-cell table:style-name="ce1" table:formula="of:=[.J10]-[.J33]" office:value-type="float" office:value="-270.83" calcext:value-type="float">
            <text:p>-270,83</text:p>
          </table:table-cell>
          <table:table-cell table:style-name="ce1" table:formula="of:=[.K10]-[.K33]" office:value-type="float" office:value="329.17" calcext:value-type="float">
            <text:p>329,17</text:p>
          </table:table-cell>
          <table:table-cell table:style-name="ce1" table:formula="of:=[.L10]-[.L33]" office:value-type="float" office:value="629.17" calcext:value-type="float">
            <text:p>629,17</text:p>
          </table:table-cell>
          <table:table-cell table:style-name="ce1" table:formula="of:=[.M10]-[.M33]" office:value-type="float" office:value="929.17" calcext:value-type="float">
            <text:p>929,17</text:p>
          </table:table-cell>
          <table:table-cell table:style-name="ce3" table:formula="of:=SUM([.B36:.M36])" office:value-type="float" office:value="5050.04" calcext:value-type="float">
            <text:p>5050,04</text:p>
          </table:table-cell>
          <table:table-cell table:number-columns-repeated="16370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table:style-name="ce1" office:value-type="string" calcext:value-type="string">
            <text:p>SALDO ACUMULADO CC</text:p>
          </table:table-cell>
          <table:table-cell table:style-name="ce1" table:formula="of:=[.B36]" office:value-type="float" office:value="3629.17" calcext:value-type="float">
            <text:p>3629,17</text:p>
          </table:table-cell>
          <table:table-cell table:style-name="ce1" table:formula="of:=[.C36]+[.B38]" office:value-type="float" office:value="3658.34" calcext:value-type="float">
            <text:p>3658,34</text:p>
          </table:table-cell>
          <table:table-cell table:style-name="ce1" table:formula="of:=[.D36]+[.C38]" office:value-type="float" office:value="3687.51" calcext:value-type="float">
            <text:p>3687,51</text:p>
          </table:table-cell>
          <table:table-cell table:style-name="ce1" table:formula="of:=[.E36]+[.D38]" office:value-type="float" office:value="4016.68" calcext:value-type="float">
            <text:p>4016,68</text:p>
          </table:table-cell>
          <table:table-cell table:style-name="ce1" table:formula="of:=[.F36]+[.E38]" office:value-type="float" office:value="4645.85" calcext:value-type="float">
            <text:p>4645,85</text:p>
          </table:table-cell>
          <table:table-cell table:style-name="ce1" table:formula="of:=[.G36]+[.F38]" office:value-type="float" office:value="5575.02" calcext:value-type="float">
            <text:p>5575,02</text:p>
          </table:table-cell>
          <table:table-cell table:style-name="ce1" table:formula="of:=[.H36]+[.G38]" office:value-type="float" office:value="4304.19" calcext:value-type="float">
            <text:p>4304,19</text:p>
          </table:table-cell>
          <table:table-cell table:style-name="ce1" table:formula="of:=[.I36]+[.H38]" office:value-type="float" office:value="3433.36" calcext:value-type="float">
            <text:p>3433,36</text:p>
          </table:table-cell>
          <table:table-cell table:style-name="ce1" table:formula="of:=[.J36]+[.I38]" office:value-type="float" office:value="3162.53" calcext:value-type="float">
            <text:p>3162,53</text:p>
          </table:table-cell>
          <table:table-cell table:style-name="ce1" table:formula="of:=[.K36]+[.J38]" office:value-type="float" office:value="3491.7" calcext:value-type="float">
            <text:p>3491,7</text:p>
          </table:table-cell>
          <table:table-cell table:style-name="ce1" table:formula="of:=[.L36]+[.K38]" office:value-type="float" office:value="4120.87" calcext:value-type="float">
            <text:p>4120,87</text:p>
          </table:table-cell>
          <table:table-cell table:style-name="ce1" table:formula="of:=[.M36]+[.L38]" office:value-type="float" office:value="5050.04" calcext:value-type="float">
            <text:p>5050,04</text:p>
          </table:table-cell>
          <table:table-cell table:number-columns-repeated="16371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SALDO CUENTA CREDITO</text:p>
          </table:table-cell>
          <table:table-cell table:number-columns-repeated="1638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3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la2</meta:initial-creator>
    <meta:creation-date>2009-05-29T09:15:53</meta:creation-date>
    <dc:date>2023-02-14T10:47:41.397000000</dc:date>
    <meta:print-date>2009-05-29T09:20:05</meta:print-date>
    <meta:editing-duration>PT1H32M20S</meta:editing-duration>
    <meta:editing-cycles>2</meta:editing-cycles>
    <meta:generator>LibreOffice/7.4.0.3$Windows_X86_64 LibreOffice_project/f85e47c08ddd19c015c0114a68350214f7066f5a</meta:generator>
    <meta:document-statistic meta:table-count="3" meta:cell-count="204" meta:object-count="0"/>
  </office:meta>
</office:document-meta>
</file>